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000000" fo:padding="0.0208in" fo:border="non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000000" fo:padding="0.0208in" fo:border="none">
        <style:background-image/>
      </style:table-cell-properties>
    </style:style>
    <style:style style:name="P1"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style>
    <style:style style:name="P3"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4" style:family="paragraph" style:parent-style-name="Table_20_Contents">
      <style:paragraph-properties fo:text-align="center" style:justify-single-word="false"/>
      <style:text-properties fo:color="#ffffff" fo:font-weight="bold"/>
    </style:style>
    <style:style style:name="P5"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7" style:family="paragraph" style:parent-style-name="Preformatted_20_Text">
      <style:paragraph-properties fo:margin-left="0.3937in" fo:margin-right="0.3937in" fo:widows="1" fo:text-indent="0in" style:auto-text-indent="false"/>
    </style:style>
    <style:style style:name="P8"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Heading_20_3">
      <style:text-properties fo:font-variant="normal" fo:text-transform="none" fo:color="#000000" style:font-name="Times New Roman1" fo:letter-spacing="normal" fo:font-style="normal"/>
    </style:style>
    <style:style style:name="P10" style:family="paragraph" style:parent-style-name="Text_20_body" style:list-style-name="L1">
      <style:paragraph-properties fo:widows="1"/>
    </style:style>
    <style:style style:name="P11" style:family="paragraph" style:parent-style-name="Text_20_body" style:list-style-name="L2">
      <style:paragraph-properties fo:widows="1"/>
    </style:style>
    <style:style style:name="P12" style:family="paragraph" style:parent-style-name="Text_20_body" style:list-style-name="L3">
      <style:paragraph-properties fo:widows="1"/>
    </style:style>
    <style:style style:name="P13" style:family="paragraph" style:parent-style-name="Text_20_body" style:list-style-name="L2">
      <style:paragraph-properties fo:widows="1"/>
      <style:text-properties fo:font-variant="normal" fo:text-transform="none" fo:color="#000000" style:font-name="Times New Roman1" fo:font-size="14pt" fo:letter-spacing="normal" fo:font-style="normal" fo:font-weight="normal"/>
    </style:style>
    <style:style style:name="P14" style:family="paragraph" style:parent-style-name="Text_20_body" style:list-style-name="L3">
      <style:paragraph-properties fo:widows="1"/>
      <style:text-properties fo:font-variant="normal" fo:text-transform="none" fo:color="#000000" style:font-name="Times New Roman1" fo:font-size="14pt" fo:letter-spacing="normal" fo:font-style="normal" fo:font-weight="normal"/>
    </style:style>
    <style:style style:name="P15" style:family="paragraph" style:parent-style-name="Text_20_body" style:list-style-name="L2">
      <style:paragraph-properties fo:widows="1"/>
      <style:text-properties fo:font-variant="normal" fo:text-transform="none" fo:color="#000000" style:font-name="Times New Roman1" fo:font-size="14pt" fo:letter-spacing="normal" fo:font-style="normal" fo:font-weight="bold"/>
    </style:style>
    <style:style style:name="P16" style:family="paragraph" style:parent-style-name="Text_20_body">
      <style:paragraph-properties fo:margin-left="0in" fo:margin-right="0in" fo:widows="1" fo:text-indent="0in" style:auto-text-indent="false"/>
    </style:style>
    <style:style style:name="P17"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18" style:family="paragraph" style:parent-style-name="Table_20_Contents">
      <style:paragraph-properties fo:text-align="center" style:justify-single-word="false"/>
      <style:text-properties fo:color="#ffffff" fo:font-weight="bold"/>
    </style:style>
    <style:style style:name="P19" style:family="paragraph" style:parent-style-name="Preformatted_20_Text" style:list-style-name="L2">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20" style:family="paragraph" style:parent-style-name="Preformatted_20_Text" style:list-style-name="L2">
      <style:paragraph-properties fo:margin-left="0.3937in" fo:margin-right="0.3937in" fo:widows="1" fo:text-indent="0in" style:auto-text-indent="false"/>
      <style:text-properties fo:font-variant="normal" fo:text-transform="none" fo:color="#000000" fo:letter-spacing="normal"/>
    </style:style>
    <style:style style:name="P21" style:family="paragraph" style:parent-style-name="Preformatted_20_Text" style:list-style-name="L2">
      <style:paragraph-properties fo:margin-left="0.3937in" fo:margin-right="0.3937in" fo:widows="1" fo:text-indent="0in" style:auto-text-indent="false"/>
    </style:style>
    <style:style style:name="P22" style:family="paragraph" style:parent-style-name="Preformatted_20_Text" style:list-style-name="L2">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T1" style:family="text">
      <style:text-properties fo:font-weight="bold"/>
    </style:style>
    <style:style style:name="T2" style:family="text">
      <style:text-properties style:font-name="Times New Roman1" fo:font-size="14pt" fo:font-style="normal" fo:font-weight="normal"/>
    </style:style>
    <style:style style:name="T3" style:family="text">
      <style:text-properties fo:font-variant="normal" fo:text-transform="none" fo:color="#000000" style:font-name="Times New Roman1" fo:font-size="14pt" fo:letter-spacing="normal" fo:font-style="normal" fo:font-weight="bold"/>
    </style:style>
    <style:style style:name="T4" style:family="text">
      <style:text-properties fo:font-variant="normal" fo:text-transform="none" fo:color="#000000" style:font-name="Times New Roman1" fo:font-size="14pt" fo:letter-spacing="normal" fo:font-style="normal" fo:font-weight="normal"/>
    </style:style>
    <style:style style:name="T5" style:family="text">
      <style:text-properties fo:font-variant="normal" fo:text-transform="none" fo:color="#000000" style:font-name="Times New Roman1" fo:font-size="14pt" fo:letter-spacing="normal" fo:font-weight="normal"/>
    </style:style>
    <style:style style:name="T6" style:family="text">
      <style:text-properties fo:font-variant="normal" fo:text-transform="none" fo:color="#000000" style:font-name="Times New Roman1" fo:font-size="14pt" fo:letter-spacing="normal" fo:font-style="italic" fo:font-weight="normal"/>
    </style:style>
    <style:style style:name="T7" style:family="text">
      <style:text-properties fo:font-variant="normal" fo:text-transform="none" fo:color="#000000" fo:letter-spacing="normal"/>
    </style:style>
    <style:style style:name="T8" style:family="text">
      <style:text-properties fo:font-variant="normal" fo:text-transform="none" style:font-name="Times New Roman1" fo:font-size="14pt" fo:letter-spacing="normal" fo:font-style="normal" fo:font-weight="normal"/>
    </style:style>
    <style:style style:name="T9" style:family="text">
      <style:text-properties fo:font-style="itali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Programming Assignment 5 Checklist: Kd-Trees</text:h>
      <table:table table:name="Table1" table:style-name="Table1">
        <table:table-column table:style-name="Table1.A"/>
        <table:table-row>
          <table:table-cell table:style-name="Table1.A1" office:value-type="string">
            <text:p text:style-name="P4">Frequently Asked Questions</text:p>
          </table:table-cell>
        </table:table-row>
      </table:table>
      <text:p text:style-name="P2"><text:span text:style-name="T3">I'm nervous about writing recursive search tree code. How do I even start on KdTreeST.java?</text:span><text:span text:style-name="T4"> You can use </text:span><text:a xlink:type="simple" xlink:href="http://algs4.cs.princeton.edu/32bst/BST.java.html" text:style-name="Internet_20_link" text:visited-style-name="Visited_20_Internet_20_Link">BST.java</text:a><text:span text:style-name="T4"> as a guide. The trickiest part is understanding how the </text:span><text:span text:style-name="Teletype"><text:span text:style-name="T4">put()</text:span></text:span><text:span text:style-name="T4"> method works. You do not need to include code that involves storing the subtree sizes (since this is used only for ordered symbol table operations).</text:span></text:p>
      <text:p text:style-name="P3"><text:span text:style-name="T1">What makes KdTree a hard assignment? How do I make the best use of my time?</text:span> Debugging performance errors is very hard on this assignment. It is very important that you understand and implement the crucial optimizations listed in the assignment text, namely:</text:p>
      <text:list xml:id="list2014974985299546028" text:style-name="L1">
        <text:list-item>
          <text:p text:style-name="P10"><text:span text:style-name="Emphasis"><text:span text:style-name="T4">Range search pruning.</text:span></text:span><text:span text:style-name="T4"> Do not search a subtree whose corresponding rectangle does not intersect the query rectangle.</text:span></text:p>
        </text:list-item>
        <text:list-item>
          <text:p text:style-name="P10"><text:span text:style-name="Emphasis"><text:span text:style-name="T4">Nearest neighbor recursive call ordering.</text:span></text:span><text:span text:style-name="T4"> When there are two subtrees to explore, choose first the subtree that is on the same side of the splitting line as the query point. This rule implies that if one of the two subtrees contains the query point, you will consider that subtree first.</text:span></text:p>
        </text:list-item>
        <text:list-item>
          <text:p text:style-name="P10"><text:span text:style-name="Emphasis"><text:span text:style-name="T4">Nearest neighbor pruning.</text:span></text:span><text:span text:style-name="T4"> Do not search a subtree if no point (that could possibly be) in its corresponding rectangle could be closer to the query point than the best candidate point found so far. Nearest neighbor pruning is most effective when you properly order the recursive calls because a good candidate point enables you to do more pruning.</text:span></text:p>
        </text:list-item>
      </text:list>
      <text:p text:style-name="P2"><text:span text:style-name="T4">Do </text:span><text:span text:style-name="Emphasis"><text:span text:style-name="T5">not</text:span></text:span><text:span text:style-name="T7"> </text:span><text:span text:style-name="T4">start range search or nearest neighbor until you understand these rules.</text:span></text:p>
      <text:p text:style-name="P2"><text:span text:style-name="T3">Is a point on the boundary of a rectangle considered inside it? Do two rectangle intersect if they have just one point in common?</text:span><text:span text:style-name="T4"> Yes and yes (which is consistent with the implementation of </text:span><text:a xlink:type="simple" xlink:href="http://algs4.cs.princeton.edu/code/RectHV.java.html" text:style-name="Internet_20_link" text:visited-style-name="Visited_20_Internet_20_Link">RectHV.java</text:a><text:span text:style-name="T4">).</text:span></text:p>
      <text:p text:style-name="P2"><text:span text:style-name="T3">Can I use the </text:span><text:span text:style-name="Teletype"><text:span text:style-name="T3">distanceTo()</text:span></text:span><text:span text:style-name="T3"> method in </text:span><text:span text:style-name="Teletype"><text:span text:style-name="T3">Point2D</text:span></text:span><text:span text:style-name="T3"> and </text:span><text:span text:style-name="Teletype"><text:span text:style-name="T3">RectHV</text:span></text:span><text:span text:style-name="T3">?</text:span><text:span text:style-name="T4"> No, you may use only the subset of the methods listed. You should be able to accomplish the same result by using </text:span><text:span text:style-name="Teletype"><text:span text:style-name="T4">distanceSquaredTo()</text:span></text:span><text:span text:style-name="T4"> instead of </text:span><text:span text:style-name="Teletype"><text:span text:style-name="T4">distanceTo()</text:span></text:span><text:span text:style-name="T4">.</text:span></text:p>
      <text:p text:style-name="P2"><text:span text:style-name="T3">What should I do if a point has the same </text:span><text:span text:style-name="Emphasis"><text:span text:style-name="T3">x</text:span></text:span><text:span text:style-name="T3">-coordinate as the point in a node when inserting or searching in a 2d-tree?</text:span><text:span text:style-name="T4"> Go to the right subtree as specified on the assignment page under </text:span><text:span text:style-name="T6">Search and insert</text:span><text:span text:style-name="T4">.</text:span></text:p>
      <text:p text:style-name="P2"><text:span text:style-name="T3">What should I do if a point is inserted twice in the data structure?</text:span><text:span text:style-name="T4"> The data structure represents a </text:span><text:span text:style-name="Emphasis"><text:span text:style-name="T4">symbol table</text:span></text:span><text:span text:style-name="T4">, so you should replace the old value with the new value.</text:span></text:p>
      <text:p text:style-name="P2"><text:span text:style-name="T3">What should </text:span><text:span text:style-name="Teletype"><text:span text:style-name="T3">points()</text:span></text:span><text:span text:style-name="T3"> return if there are no points in the data structure? What should </text:span><text:span text:style-name="Teletype"><text:span text:style-name="T3">range()</text:span></text:span><text:span text:style-name="T3"> return if there are no points in the range?</text:span><text:span text:style-name="T4"> An </text:span><text:span text:style-name="Teletype"><text:span text:style-name="T4">Iterable&lt;Point2D&gt;</text:span></text:span><text:span text:style-name="T4"> object with zero points.</text:span></text:p>
      <text:p text:style-name="P2"><text:span text:style-name="T3">What should </text:span><text:span text:style-name="Teletype"><text:span text:style-name="T3">nearest()</text:span></text:span><text:span text:style-name="T3"> return if there are two (or more) nearest points?</text:span><text:span text:style-name="T4"> Any one.</text:span></text:p>
      <text:p text:style-name="P2"><text:soft-page-break/><text:span text:style-name="T3">How much memory does a </text:span><text:span text:style-name="Teletype"><text:span text:style-name="T3">Point2D</text:span></text:span><text:span text:style-name="T3"> object use?</text:span><text:span text:style-name="T4"> For simplicity, assume that each </text:span><text:span text:style-name="Teletype"><text:span text:style-name="T4">Point2D</text:span></text:span><text:span text:style-name="T4"> object uses 32 bytes—in reality, it uses a bit more because of the </text:span><text:span text:style-name="Teletype"><text:span text:style-name="T4">Comparator</text:span></text:span><text:span text:style-name="T4"> instance variables.</text:span></text:p>
      <text:p text:style-name="P2"><text:span text:style-name="T3">How much memory does a </text:span><text:span text:style-name="Teletype"><text:span text:style-name="T3">RectHV</text:span></text:span><text:span text:style-name="T3"> object use?</text:span><text:span text:style-name="T4"> You should look at the code and analyze its memory usage.</text:span></text:p>
      <text:p text:style-name="P2"><text:span text:style-name="T3">I run out of memory when running some of the large sample files. What should I do?</text:span><text:span text:style-name="T4"> Be sure to ask Java for additional memory, e.g., </text:span><text:span text:style-name="Teletype"><text:span text:style-name="T4">java -Xmx1600m RangeSearchVisualizer input1M.txt</text:span></text:span><text:span text:style-name="T4">.</text:span></text:p>
      <table:table table:name="Table2" table:style-name="Table2">
        <table:table-column table:style-name="Table2.A"/>
        <table:table-row>
          <table:table-cell table:style-name="Table2.A1" office:value-type="string">
            <text:p text:style-name="P4">Testing</text:p>
          </table:table-cell>
        </table:table-row>
      </table:table>
      <text:p text:style-name="P2"><text:span text:style-name="T3">Testing.</text:span><text:span text:style-name="T4"> A good way to test </text:span><text:span text:style-name="Teletype"><text:span text:style-name="T4">KdTree</text:span></text:span><text:span text:style-name="T4"> is to perform the same sequence of operations on both the </text:span><text:span text:style-name="Teletype"><text:span text:style-name="T4">PointST</text:span></text:span><text:span text:style-name="T4"> and </text:span><text:span text:style-name="Teletype"><text:span text:style-name="T4">KdTreeST</text:span></text:span><text:span text:style-name="T4"> data types and identify any discrepancies. The sample clients </text:span><text:a xlink:type="simple" xlink:href="ftp://ftp.cs.princeton.edu/pub/cs226/kdtree/RangeSearchVisualizer.java" text:style-name="Internet_20_link" text:visited-style-name="Visited_20_Internet_20_Link">RangeSearchVisualizer.java</text:a><text:span text:style-name="T4"> and </text:span><text:a xlink:type="simple" xlink:href="ftp://ftp.cs.princeton.edu/pub/cs226/kdtree/NearestNeighborVisualizer.java" text:style-name="Internet_20_link" text:visited-style-name="Visited_20_Internet_20_Link">NearestNeighborVisualizer.java</text:a><text:span text:style-name="T4"> take this approach.</text:span></text:p>
      <text:p text:style-name="P2"><text:span text:style-name="T3">Sample input files.</text:span><text:span text:style-name="T4"> <text:s text:c="2"/>The directory </text:span><text:a xlink:type="simple" xlink:href="ftp://ftp.cs.princeton.edu/pub/cs226/kdtree" text:style-name="Internet_20_link" text:visited-style-name="Visited_20_Internet_20_Link">kdtree</text:a><text:span text:style-name="T4"> contains some sample input files in the specified format.</text:span></text:p>
      <table:table table:name="Table3" table:style-name="Table3">
        <table:table-column table:style-name="Table3.A"/>
        <table:table-row>
          <table:table-cell table:style-name="Table3.A1" office:value-type="string">
            <text:p text:style-name="P4">Possible Progress Steps</text:p>
          </table:table-cell>
        </table:table-row>
      </table:table>
      <text:p text:style-name="P3">These are purely suggestions for how you might make progress on KdTreeST.java. You do not have to follow these steps.</text:p>
      <text:list xml:id="list7899959344206413610" text:style-name="L2">
        <text:list-item>
          <text:p text:style-name="P11"><text:span text:style-name="T3">Complete the KdTree worksheet.</text:span><text:span text:style-name="T4"> Here is a set of </text:span><text:a xlink:type="simple" xlink:href="http://www.cs.princeton.edu/courses/archive/fall14/cos226/checklist/kdtree-worksheet.pdf" text:style-name="Internet_20_link" text:visited-style-name="Visited_20_Internet_20_Link">practice problems</text:a><text:span text:style-name="T4"> for the core kd-tree methods. Here are the </text:span><text:a xlink:type="simple" xlink:href="http://www.cs.princeton.edu/courses/archive/fall14/cos226/checklist/kdtree-worksheet-sol.pdf" text:style-name="Internet_20_link" text:visited-style-name="Visited_20_Internet_20_Link">answers</text:a><text:span text:style-name="T4">.</text:span></text:p>
        </text:list-item>
        <text:list-item>
          <text:p text:style-name="P13"><text:span text:style-name="T1">Node data type.</text:span> There are several reasonable ways to represent a node in a 2d-tree. One approach is to include the point, a link to the left/bottom subtree, a link to the right/top subtree, and an axis-aligned rectangle corresponding to the node.</text:p>
          <text:p text:style-name="P19">private class Node {</text:p>
          <text:p text:style-name="P20"><text:s text:c="3"/><text:span text:style-name="T2">private Point2D p; <text:s text:c="5"/>// the point</text:span></text:p>
          <text:p text:style-name="P20"><text:s text:c="3"/><text:span text:style-name="T2">private Value value; <text:s text:c="3"/>// the symbol table maps the point to this value</text:span></text:p>
          <text:p text:style-name="P20"><text:s text:c="3"/><text:span text:style-name="T2">private RectHV rect; <text:s text:c="3"/>// the axis-aligned rectangle corresponding to this node</text:span></text:p>
          <text:p text:style-name="P20"><text:s text:c="3"/><text:span text:style-name="T2">private Node lb; <text:s text:c="7"/>// the left/bottom subtree</text:span></text:p>
          <text:p text:style-name="P20"><text:s text:c="3"/><text:span text:style-name="T2">private Node rt; <text:s text:c="7"/>// the right/top subtree</text:span></text:p>
          <text:p text:style-name="P22">}</text:p>
          <text:p text:style-name="P11"><text:span text:style-name="T4">Since we don't need to implement the </text:span><text:span text:style-name="Emphasis"><text:span text:style-name="T4">rank</text:span></text:span><text:span text:style-name="T4"> and </text:span><text:span text:style-name="Emphasis"><text:span text:style-name="T4">select</text:span></text:span><text:span text:style-name="T4"> operations, there is no need to store the subtree size.</text:span></text:p>
        </text:list-item>
        <text:list-item>
          <text:p text:style-name="P15">Writing KdTreeST.</text:p>
          <text:list>
            <text:list-item>
              <text:p text:style-name="P11"><text:span text:style-name="T4">Write </text:span><text:span text:style-name="Teletype"><text:span text:style-name="T4">isEmpty()</text:span></text:span><text:span text:style-name="T4"> and </text:span><text:span text:style-name="Teletype"><text:span text:style-name="T4">size()</text:span></text:span><text:span text:style-name="T4">. These should be very easy.</text:span></text:p>
            </text:list-item>
            <text:list-item>
              <text:p text:style-name="P11"><text:span text:style-name="T4">Write a simplified version of </text:span><text:span text:style-name="Teletype"><text:span text:style-name="T4">put()</text:span></text:span><text:span text:style-name="T4"> which does everything except set up the </text:span><text:span text:style-name="Teletype"><text:span text:style-name="T4">RectHV</text:span></text:span><text:span text:style-name="T4"> for each node. Write the </text:span><text:span text:style-name="Teletype"><text:span text:style-name="T4">get()</text:span></text:span><text:span text:style-name="T4"> and </text:span><text:span text:style-name="Teletype"><text:span text:style-name="T4">contains()</text:span></text:span><text:span text:style-name="T4"> method, and use these </text:span><text:soft-page-break/><text:span text:style-name="T4">to test that </text:span><text:span text:style-name="Teletype"><text:span text:style-name="T4">put()</text:span></text:span><text:span text:style-name="T4"> was implemented properly. Note that </text:span><text:span text:style-name="Teletype"><text:span text:style-name="T4">put()</text:span></text:span><text:span text:style-name="T4"> and </text:span><text:span text:style-name="Teletype"><text:span text:style-name="T4">get()</text:span></text:span><text:span text:style-name="T4"> are best implemented by using private helper methods analogous to those found on page 399 of the book or by looking at </text:span><text:a xlink:type="simple" xlink:href="http://algs4.cs.princeton.edu/32bst/BST.java.html" text:style-name="Internet_20_link" text:visited-style-name="Visited_20_Internet_20_Link">BST.java</text:a><text:span text:style-name="T4">. We recommend using the orientation (vertical or horizontal) as an argument to these helper methods.</text:span></text:p>
              <text:p text:style-name="P11"><text:span text:style-name="T4">A common error is to not rely on your base case (or cases). For example, compare the following two </text:span><text:span text:style-name="Teletype"><text:span text:style-name="T4">get()</text:span></text:span><text:span text:style-name="T4"> methods for searching in a BST:</text:span></text:p>
              <text:p text:style-name="P19">private Value get(Node x, Key key) {</text:p>
              <text:p text:style-name="P20"><text:s text:c="2"/><text:span text:style-name="T2">if (x == null) return null;</text:span></text:p>
              <text:p text:style-name="P21"/>
              <text:p text:style-name="P20"><text:s text:c="2"/><text:span text:style-name="T2">int cmp = key.compareTo(x.key);</text:span></text:p>
              <text:p text:style-name="P20"><text:s text:c="2"/><text:span text:style-name="T2">if <text:s text:c="5"/>(cmp &lt; 0) return get(key, x.left);</text:span></text:p>
              <text:p text:style-name="P20"><text:s text:c="2"/><text:span text:style-name="T2">else if (cmp &gt; 0) return get(key, x.right);</text:span></text:p>
              <text:p text:style-name="P20"><text:s text:c="2"/><text:span text:style-name="T2">else <text:s text:c="13"/>return x.value <text:s/></text:span></text:p>
              <text:p text:style-name="P22">}</text:p>
              <text:p text:style-name="P19">private Value overlyComplicatedGet(Node x, Key key) {</text:p>
              <text:p text:style-name="P20"><text:s text:c="2"/><text:span text:style-name="T2">if (x == null) return null;</text:span></text:p>
              <text:p text:style-name="P21"/>
              <text:p text:style-name="P20"><text:s text:c="2"/><text:span text:style-name="T2">int cmp = key.compareTo(x.key);</text:span></text:p>
              <text:p text:style-name="P20"><text:s text:c="2"/><text:span text:style-name="T2">if <text:s text:c="5"/>(cmp &lt; 0) {</text:span></text:p>
              <text:p text:style-name="P20"><text:s text:c="5"/><text:span text:style-name="T2">if (x.left == null) <text:s/>return null;</text:span></text:p>
              <text:p text:style-name="P20"><text:s text:c="5"/><text:span text:style-name="T2">else <text:s text:c="16"/>return overlyComplicatedGet(key, x.left);</text:span></text:p>
              <text:p text:style-name="P20"><text:s text:c="2"/><text:span text:style-name="T2">}</text:span></text:p>
              <text:p text:style-name="P20"><text:s text:c="2"/><text:span text:style-name="T2">else if (cmp &gt; 0) {</text:span></text:p>
              <text:p text:style-name="P20"><text:s text:c="5"/><text:span text:style-name="T2">if (x.right == null) return null;</text:span></text:p>
              <text:p text:style-name="P20"><text:s text:c="5"/><text:span text:style-name="T2">else <text:s text:c="16"/>return overlyComplicatedGet(key, x.right);</text:span></text:p>
              <text:p text:style-name="P20"><text:s text:c="2"/><text:span text:style-name="T2">}</text:span></text:p>
              <text:p text:style-name="P20"><text:s text:c="2"/><text:span text:style-name="T2">else <text:s text:c="19"/>return x.value <text:s/></text:span></text:p>
              <text:p text:style-name="P22">}</text:p>
              <text:p text:style-name="P13">In the latter method, extraneous null checks are made that would otherwise be caught by the base case. Trust in the base case. Your method may have additional base cases, and code like this becomes harder and harder to read and debug.</text:p>
            </text:list-item>
            <text:list-item>
              <text:p text:style-name="P11"><text:span text:style-name="T4">Implement the </text:span><text:span text:style-name="Teletype"><text:span text:style-name="T4">points()</text:span></text:span><text:span text:style-name="T4"> method. Use this to check the structure of your kd-tree.</text:span></text:p>
            </text:list-item>
            <text:list-item>
              <text:p text:style-name="P11"><text:span text:style-name="T4">Add code to </text:span><text:span text:style-name="Teletype"><text:span text:style-name="T4">put()</text:span></text:span><text:span text:style-name="T4"> which sets up the </text:span><text:span text:style-name="Teletype"><text:span text:style-name="T4">RectHV</text:span></text:span><text:span text:style-name="T4"> for each </text:span><text:span text:style-name="Teletype"><text:span text:style-name="T4">Node</text:span></text:span><text:span text:style-name="T4">.</text:span></text:p>
            </text:list-item>
            <text:list-item>
              <text:p text:style-name="P11"><text:span text:style-name="T4">Write the </text:span><text:span text:style-name="Teletype"><text:span text:style-name="T4">range()</text:span></text:span><text:span text:style-name="T4"> method. Test your implementation using </text:span><text:a xlink:type="simple" xlink:href="ftp://ftp.cs.princeton.edu/pub/cs226/kdtree/RangeSearchVisualizer.java" text:style-name="Internet_20_link" text:visited-style-name="Visited_20_Internet_20_Link">RangeSearchVisualizer.java</text:a><text:span text:style-name="T4">.</text:span></text:p>
            </text:list-item>
            <text:list-item>
              <text:p text:style-name="P11"><text:soft-page-break/><text:span text:style-name="T4">Write the </text:span><text:span text:style-name="Teletype"><text:span text:style-name="T4">nearest()</text:span></text:span><text:span text:style-name="T4"> method. Test your implementation using </text:span><text:a xlink:type="simple" xlink:href="ftp://ftp.cs.princeton.edu/pub/cs226/kdtree/NearestNeighborVisualizer.java" text:style-name="Internet_20_link" text:visited-style-name="Visited_20_Internet_20_Link">NearestNeighborVisualizer.java</text:a><text:span text:style-name="T4">.</text:span></text:p>
            </text:list-item>
          </text:list>
        </text:list-item>
      </text:list>
      <table:table table:name="Table4" table:style-name="Table4">
        <table:table-column table:style-name="Table4.A"/>
        <table:table-row>
          <table:table-cell table:style-name="Table4.A1" office:value-type="string">
            <text:p text:style-name="P4">Optimizations</text:p>
          </table:table-cell>
        </table:table-row>
      </table:table>
      <text:p text:style-name="P3">These are many ways to improve performance of your 2d-tree. Here are some ideas.</text:p>
      <text:list xml:id="list8525266920861203012" text:style-name="L3">
        <text:list-item>
          <text:p text:style-name="P12"><text:span text:style-name="T3">Squared distances.</text:span><text:span text:style-name="T4"> Whenever you need to compare two Euclidean distances, it is often more efficient to compare the squares of the two distances to avoid the expensive operation of taking square roots. Everyone must implement this optimization because it is easy to do; it is likely a bottleneck; and you are permitted to call </text:span><text:span text:style-name="Teletype"><text:span text:style-name="T4">distanceSquaredTo()</text:span></text:span><text:span text:style-name="T4"> but not </text:span><text:span text:style-name="Teletype"><text:span text:style-name="T4">distanceTo()</text:span></text:span><text:span text:style-name="T4">.</text:span></text:p>
        </text:list-item>
        <text:list-item>
          <text:p text:style-name="P14"><text:span text:style-name="T1">Range search.</text:span> Instead of checking whether the query rectangle intersects the rectangle corresponding to a node, it suffices to check only whether the query rectangle intersects the splitting line segment: if it does, then recursively search both subtrees; otherwise, recursively search the one subtree where points intersecting the query rectangle could be.</text:p>
        </text:list-item>
        <text:list-item>
          <text:p text:style-name="P12"><text:span text:style-name="T3">Save memory.</text:span><text:span text:style-name="T4"> You are not required to explicitly store a </text:span><text:span text:style-name="Teletype"><text:span text:style-name="T4">RectHV</text:span></text:span><text:span text:style-name="T4"> in each 2d-tree node (though it is probably wise in your first version).</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16S</meta:editing-duration>
    <meta:editing-cycles>4</meta:editing-cycles>
    <meta:generator>LibreOffice/4.3.5.2$Windows_x86 LibreOffice_project/3a87456aaa6a95c63eea1c1b3201acedf0751bd5</meta:generator>
    <dc:date>2015-01-20T14:35:46.576000000</dc:date>
    <meta:document-statistic meta:table-count="4" meta:image-count="0" meta:object-count="0" meta:page-count="4" meta:paragraph-count="68" meta:word-count="1193" meta:character-count="7124" meta:non-whitespace-character-count="5872"/>
    <meta:user-defined meta:name="Info 1"/>
    <meta:user-defined meta:name="Info 2"/>
    <meta:user-defined meta:name="Info 3"/>
    <meta:user-defined meta:name="Info 4"/>
  </office:meta>
</office:document-meta>
</file>